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149ee" officeooo:paragraph-rsid="002149ee"/>
    </style:style>
    <style:style style:name="P2" style:family="paragraph" style:parent-style-name="Text_20_body">
      <style:paragraph-properties fo:text-align="start" style:justify-single-word="false"/>
      <style:text-properties officeooo:paragraph-rsid="002149ee"/>
    </style:style>
    <style:style style:name="P3" style:family="paragraph" style:parent-style-name="Heading_20_2">
      <style:text-properties officeooo:paragraph-rsid="002149ee"/>
    </style:style>
    <style:style style:name="P4" style:family="paragraph" style:parent-style-name="Text_20_body">
      <style:paragraph-properties fo:text-align="start" style:justify-single-word="false"/>
      <style:text-properties officeooo:rsid="002149ee" officeooo:paragraph-rsid="002149ee"/>
    </style:style>
    <style:style style:name="P5" style:family="paragraph" style:parent-style-name="Text_20_body">
      <style:paragraph-properties fo:text-align="start" style:justify-single-word="false"/>
      <style:text-properties officeooo:rsid="00230ea0" officeooo:paragraph-rsid="00230e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ere Comes the Rain Again</text:h>
      <text:h text:style-name="Heading_20_2" text:outline-level="2">Am F G</text:h>
      <text:p text:style-name="P2"/>
      <text:p text:style-name="P2">Here comes the rain again, Falling on my head like a memory</text:p>
      <text:p text:style-name="P2">Falling on my head like a new emotion</text:p>
      <text:p text:style-name="P2"/>
      <text:p text:style-name="P2">I want to walk in the open wind, I want to talk like lovers do</text:p>
      <text:p text:style-name="P2">Want to dive into your ocean, Is it raining with you?</text:p>
      <text:h text:style-name="Heading_20_2" text:outline-level="2">F C :| D G</text:h>
      <text:p text:style-name="P2">So, baby, talk to me Like lovers do</text:p>
      <text:p text:style-name="P2">Walk with me Like lovers do</text:p>
      <text:p text:style-name="P2">Talk to me Like lovers do</text:p>
      <text:p text:style-name="P2"/>
      <text:p text:style-name="P2">Here comes the rain again, Raining in my head like a tragedy</text:p>
      <text:p text:style-name="P2">Tearing me apart like a new emotion (Ooh)</text:p>
      <text:p text:style-name="P2"/>
      <text:p text:style-name="P2">I want to breathe in the open wind, I want to kiss like lovers do</text:p>
      <text:p text:style-name="P2">Want to dive into your ocean, Is it raining with you?</text:p>
      <text:p text:style-name="P2"/>
      <text:p text:style-name="P2">So, baby, talk to me...</text:p>
      <text:h text:style-name="P3" text:outline-level="2">Em F Am Em F G</text:h>
      <text:p text:style-name="P2">So, baby, talk to me, Like lovers do</text:p>
      <text:h text:style-name="Heading_20_2" text:outline-level="2"/>
      <text:p text:style-name="P2">Ooh</text:p>
      <text:p text:style-name="P2">Ooh, yeah</text:p>
      <text:p text:style-name="P2">Here it comes again</text:p>
      <text:p text:style-name="P2">Ooh</text:p>
      <text:p text:style-name="P2">Hey, hey, hey, hey, hey, hey, hey</text:p>
      <text:p text:style-name="P4"/>
      <text:p text:style-name="P4">Talk to me…</text:p>
      <text:p text:style-name="P4"/>
      <text:p text:style-name="P5">Repeat:|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84in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Times New Roman" fo:font-family="'Times New Roman'" style:font-style-name="Regular" style:font-family-generic="roman" style:font-pitch="variable" fo:font-size="30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loext:graphic-properties draw:opacity="100%"/>
      <style:paragraph-properties fo:margin-top="0.0783in" fo:margin-bottom="0.0783in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17:05.708329698</meta:creation-date>
    <dc:title>SongSheet</dc:title>
    <meta:editing-cycles>3</meta:editing-cycles>
    <meta:generator>LibreOffice/25.2.6.2$Linux_X86_64 LibreOffice_project/40d1a0e1d5bdf1afaeae24d9ece32bbb00fa66a4</meta:generator>
    <meta:editing-duration>PT9M36S</meta:editing-duration>
    <dc:date>2025-10-21T18:01:07.089937005</dc:date>
    <meta:print-date>2025-10-21T17:33:10.670411251</meta:print-date>
    <meta:document-statistic meta:table-count="0" meta:image-count="0" meta:object-count="0" meta:page-count="1" meta:paragraph-count="24" meta:word-count="163" meta:character-count="718" meta:non-whitespace-character-count="578"/>
    <meta:template xlink:type="simple" xlink:actuate="onRequest" xlink:title="SongSheet" xlink:href="../../../../snap/libreoffice/358/.config/libreoffice/4/user/template/SongSheet.ott" meta:date="2025-10-21T17:17:04.645513804"/>
  </office:meta>
</office:document-meta>
</file>